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e" svg:font-family="'Liberation See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P3" style:family="paragraph" style:parent-style-name="Preformatted_20_Text">
      <style:paragraph-properties fo:break-before="page"/>
      <style:text-properties fo:font-size="8pt" style:font-size-asian="8pt" style:font-size-complex="8pt"/>
    </style:style>
    <style:style style:name="P4" style:family="paragraph" style:parent-style-name="Preformatted_20_Text">
      <style:text-properties fo:font-size="8pt" officeooo:paragraph-rsid="000a48f8" style:font-size-asian="8pt" style:font-size-complex="8pt"/>
    </style:style>
    <style:style style:name="P5" style:family="paragraph" style:parent-style-name="Preformatted_20_Text">
      <style:text-properties fo:font-size="8pt" officeooo:paragraph-rsid="000c8ecd" style:font-size-asian="8pt" style:font-size-complex="8pt"/>
    </style:style>
    <style:style style:name="P6" style:family="paragraph" style:parent-style-name="Preformatted_20_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text-properties style:font-name="Liberation Serif" fo:font-size="8pt" fo:font-weight="bold" officeooo:rsid="000e64fc" officeooo:paragraph-rsid="000e64fc" style:font-size-asian="8pt" style:font-weight-asian="bold" style:font-size-complex="8pt" style:font-weight-complex="bold"/>
    </style:style>
    <style:style style:name="P8" style:family="paragraph" style:parent-style-name="Preformatted_20_Text">
      <style:text-properties style:font-name="Liberation Serif" fo:font-size="8pt" fo:font-weight="bold" officeooo:rsid="000e64fc" officeooo:paragraph-rsid="000e64fc" style:font-size-asian="7pt" style:font-weight-asian="bold" style:font-size-complex="8pt" style:font-weight-complex="bold"/>
    </style:style>
    <style:style style:name="P9" style:family="paragraph" style:parent-style-name="Preformatted_20_Text">
      <style:text-properties style:font-name="Liberation Serif" fo:font-size="8pt" fo:font-weight="normal" officeooo:rsid="000e64fc" officeooo:paragraph-rsid="000e64fc" style:font-size-asian="8pt" style:font-weight-asian="normal" style:font-size-complex="8pt" style:font-weight-complex="normal"/>
    </style:style>
    <style:style style:name="P10" style:family="paragraph" style:parent-style-name="Preformatted_20_Text">
      <style:text-properties style:font-name="Liberation Serif" fo:font-size="8pt" fo:font-weight="normal" officeooo:rsid="000e64fc" officeooo:paragraph-rsid="000e64fc" style:font-size-asian="7pt" style:font-weight-asian="normal" style:font-size-complex="8pt" style:font-weight-complex="normal"/>
    </style:style>
    <style:style style:name="P11" style:family="paragraph" style:parent-style-name="Preformatted_20_Text">
      <style:paragraph-properties fo:break-before="page"/>
      <style:text-properties style:font-name="Liberation Serif" fo:font-size="12pt" fo:font-weight="normal" officeooo:rsid="000e64fc" officeooo:paragraph-rsid="000e64fc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erif" fo:font-size="12pt" fo:font-weight="normal" officeooo:rsid="000e64fc" officeooo:paragraph-rsid="000e64f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break-before="page"/>
      <style:text-properties fo:font-size="8pt" style:font-size-asian="8pt" style:font-size-complex="8pt"/>
    </style:style>
    <style:style style:name="P15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Liberation Serif" fo:font-size="8pt" style:font-size-asian="8pt" style:font-size-complex="8pt"/>
    </style:style>
    <style:style style:name="P17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8" style:family="paragraph" style:parent-style-name="Text_20_body">
      <style:paragraph-properties fo:margin-top="0cm" fo:margin-bottom="0cm" style:contextual-spacing="false" fo:break-before="page"/>
      <style:text-properties officeooo:paragraph-rsid="000772f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0772fe"/>
    </style:style>
    <style:style style:name="T1" style:family="text">
      <style:text-properties fo:font-size="12pt" fo:font-weight="normal" officeooo:rsid="00071fbb" style:font-size-asian="12pt" style:font-weight-asian="normal" style:font-size-complex="12pt" style:font-weight-complex="normal"/>
    </style:style>
    <style:style style:name="T2" style:family="text">
      <style:text-properties fo:font-weight="normal" officeooo:rsid="000b9547" style:font-size-asian="7pt" style:font-weight-asian="normal" style:font-weight-complex="normal"/>
    </style:style>
    <style:style style:name="T3" style:family="text">
      <style:text-properties fo:font-size="8pt" fo:font-weight="normal" officeooo:rsid="00071fbb" style:font-size-asian="8pt" style:font-weight-asian="normal" style:font-size-complex="8pt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style:font-size-asian="7pt" style:font-weight-asian="bold" style:font-weight-complex="bold"/>
    </style:style>
    <style:style style:name="T7" style:family="text">
      <style:text-properties style:font-name="Liberation Serif" fo:font-weight="bold" officeooo:rsid="000b9547" style:font-size-asian="7pt" style:font-weight-asian="bold" style:font-weight-complex="bold"/>
    </style:style>
    <style:style style:name="T8" style:family="text">
      <style:text-properties style:font-name="Liberation Serif" fo:font-size="12pt" style:font-size-asian="10.5pt" style:font-size-complex="12pt"/>
    </style:style>
    <style:style style:name="T9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b9547" style:font-size-asian="12pt" style:font-weight-asian="normal" style:font-size-complex="12pt" style:font-weight-complex="normal"/>
    </style:style>
    <style:style style:name="T11" style:family="text">
      <style:text-properties style:font-name="Liberation Serif" style:font-size-asian="7pt"/>
    </style:style>
    <style:style style:name="T12" style:family="text">
      <style:text-properties style:font-name="Liberation Serif" officeooo:rsid="000b9547" style:font-size-asian="7pt"/>
    </style:style>
    <style:style style:name="T13" style:family="text">
      <style:text-properties style:font-name="Liberation Serif" fo:font-weight="normal" style:font-size-asian="7pt" style:font-weight-asian="normal" style:font-weight-complex="normal"/>
    </style:style>
    <style:style style:name="T14" style:family="text">
      <style:text-properties style:font-name="Liberation Serif" fo:font-weight="normal" officeooo:rsid="000b9547" style:font-size-asian="7pt" style:font-weight-asian="normal" style:font-weight-complex="normal"/>
    </style:style>
    <style:style style:name="T15" style:family="text">
      <style:text-properties fo:font-weight="bold" style:font-size-asian="7pt" style:font-weight-asian="bold" style:font-weight-complex="bold"/>
    </style:style>
    <style:style style:name="T16" style:family="text">
      <style:text-properties fo:font-weight="bold" officeooo:rsid="000b9547" style:font-size-asian="7pt" style:font-weight-asian="bold" style:font-weight-complex="bold"/>
    </style:style>
    <style:style style:name="T17" style:family="text">
      <style:text-properties style:font-size-asian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1">9. Create the following tables. And Solve following queries by SQL</text:span></text:span></text:p>
      <text:p text:style-name="P19"><text:span text:style-name="Strong_20_Emphasis"><text:span text:style-name="T1"><text:tab/>• Deposit (actno,cname,bname,amount,adate)</text:span></text:span></text:p>
      <text:p text:style-name="P19"><text:span text:style-name="Strong_20_Emphasis"><text:span text:style-name="T1"><text:tab/>• Branch (bname,city)</text:span></text:span></text:p>
      <text:p text:style-name="P19"><text:span text:style-name="Strong_20_Emphasis"><text:span text:style-name="T1"><text:tab/>• Customers (cname, city)</text:span></text:span></text:p>
      <text:p text:style-name="P19"><text:span text:style-name="Strong_20_Emphasis"><text:span text:style-name="T1"><text:tab/>• Borrow(loanno,cname,bname, amount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1"><text:tab/>Add primary key and foreign key wherever applicable.</text:span></text:span></text:p>
      <text:p text:style-name="P19"><text:span text:style-name="Strong_20_Emphasis"><text:span text:style-name="T1"><text:tab/>Insert data into the above created tables.</text:span></text:span></text:p>
      <text:p text:style-name="P19"><text:span text:style-name="Strong_20_Emphasis"><text:span text:style-name="T1">1. Display names of depositors having amount greater than 4000.</text:span></text:span></text:p>
      <text:p text:style-name="P19"><text:span text:style-name="Strong_20_Emphasis"><text:span text:style-name="T1">2. Display account date of customers Anil</text:span></text:span></text:p>
      <text:p text:style-name="P19"><text:span text:style-name="Strong_20_Emphasis"><text:span text:style-name="T1">3. Display account no. and deposit amount of customers having account opened</text:span></text:span></text:p>
      <text:p text:style-name="P19"><text:span text:style-name="Strong_20_Emphasis"><text:span text:style-name="T1">between dates 1-12-96 and 1-5-97</text:span></text:span></text:p>
      <text:p text:style-name="P19"><text:span text:style-name="Strong_20_Emphasis"><text:span text:style-name="T1">4. Find the average account balance at the Perryridge branch.</text:span></text:span></text:p>
      <text:p text:style-name="P19"><text:span text:style-name="Strong_20_Emphasis"><text:span text:style-name="T1">5. Find the names of all branches where the average account balance is more</text:span></text:span></text:p>
      <text:p text:style-name="P19"><text:span text:style-name="Strong_20_Emphasis"><text:span text:style-name="T1">than $1,200.</text:span></text:span></text:p>
      <text:p text:style-name="P19"><text:span text:style-name="Strong_20_Emphasis"><text:span text:style-name="T1">6. Delete depositors having deposit less than 5000</text:span></text:span></text:p>
      <text:p text:style-name="P19"><text:span text:style-name="Strong_20_Emphasis"><text:span text:style-name="T1">7. Create a view on deposit table.</text:span></text:span></text:p>
      <text:p text:style-name="P19"><text:span text:style-name="Strong_20_Emphasis"><text:span text:style-name="T3"/></text:span></text:p>
      <text:p text:style-name="P13">-- Create the Branch table</text:p>
      <text:p text:style-name="P13">CREATE TABLE Branch (</text:p>
      <text:p text:style-name="P13"><text:s text:c="4"/>bname VARCHAR(50) PRIMARY KEY,</text:p>
      <text:p text:style-name="P13"><text:s text:c="4"/>city VARCHAR(50)</text:p>
      <text:p text:style-name="P13">);</text:p>
      <text:p text:style-name="P13"/>
      <text:p text:style-name="P13"/>
      <text:p text:style-name="P13">INSERT INTO Branch (bname, city) VALUES</text:p>
      <text:p text:style-name="P13">('Perryridge', 'New York'),</text:p>
      <text:p text:style-name="P13">('Brookfield', 'Chicago'),</text:p>
      <text:p text:style-name="P13">('Riverside', 'Los Angeles');</text:p>
      <text:p text:style-name="P13"/>
      <text:p text:style-name="P13"/>
      <text:p text:style-name="P13">-- Create the Customers table</text:p>
      <text:p text:style-name="P13">CREATE TABLE Customers (</text:p>
      <text:p text:style-name="P13"><text:s text:c="4"/>cname VARCHAR(50) PRIMARY KEY,</text:p>
      <text:p text:style-name="P13"><text:s text:c="4"/>city VARCHAR(50)</text:p>
      <text:p text:style-name="P13">);</text:p>
      <text:p text:style-name="P13"/>
      <text:p text:style-name="P13"/>
      <text:p text:style-name="P13">INSERT INTO Customers (cname, city) VALUES</text:p>
      <text:p text:style-name="P13">('Anil', 'New York'),</text:p>
      <text:p text:style-name="P13">('John', 'Chicago'),</text:p>
      <text:p text:style-name="P13">('Sarah', 'Los Angeles'),</text:p>
      <text:p text:style-name="P13">('Jake', 'Chicago'),</text:p>
      <text:p text:style-name="P13">('Emily', 'New York');</text:p>
      <text:p text:style-name="P13"/>
      <text:p text:style-name="P13"/>
      <text:p text:style-name="P13">-- Create the Deposit table</text:p>
      <text:p text:style-name="P13">CREATE TABLE Deposit (</text:p>
      <text:p text:style-name="P13"><text:s text:c="4"/>actno INT PRIMARY KEY,</text:p>
      <text:p text:style-name="P13"><text:s text:c="4"/>cname VARCHAR(50),</text:p>
      <text:p text:style-name="P13"><text:s text:c="4"/>bname VARCHAR(50),</text:p>
      <text:p text:style-name="P13"><text:s text:c="4"/>amount DECIMAL(10, 2),</text:p>
      <text:p text:style-name="P13"><text:s text:c="4"/>adate DATE,</text:p>
      <text:p text:style-name="P13"><text:s text:c="4"/>FOREIGN KEY (cname) REFERENCES Customers(cname),</text:p>
      <text:p text:style-name="P13"><text:s text:c="4"/>FOREIGN KEY (bname) REFERENCES Branch(bname)</text:p>
      <text:p text:style-name="P13">);</text:p>
      <text:p text:style-name="P13"/>
      <text:p text:style-name="P13"/>
      <text:p text:style-name="P13">INSERT INTO Deposit (actno, cname, bname, amount, adate) VALUES</text:p>
      <text:p text:style-name="P13">(101, 'Anil', 'Perryridge', 5500.00, '1996-12-15'),</text:p>
      <text:p text:style-name="P13">(102, 'John', 'Brookfield', 3000.00, '1997-01-10'),</text:p>
      <text:p text:style-name="P13">(103, 'Sarah', 'Riverside', 4000.00, '1996-11-25'),</text:p>
      <text:p text:style-name="P13">(104, 'Jake', 'Brookfield', 6000.00, '1997-02-17'),</text:p>
      <text:p text:style-name="P13">(105, 'Emily', 'Perryridge', 3500.00, '1996-12-10'),</text:p>
      <text:p text:style-name="P13">(106, 'Anil', 'Perryridge', 7000.00, '1997-03-20');</text:p>
      <text:p text:style-name="P13"/>
      <text:p text:style-name="P13"><text:soft-page-break/>-- Create the Borrow table</text:p>
      <text:p text:style-name="P13">CREATE TABLE Borrow (</text:p>
      <text:p text:style-name="P13"><text:s text:c="4"/>loanno INT PRIMARY KEY,</text:p>
      <text:p text:style-name="P13"><text:s text:c="4"/>cname VARCHAR(50),</text:p>
      <text:p text:style-name="P13"><text:s text:c="4"/>bname VARCHAR(50),</text:p>
      <text:p text:style-name="P13"><text:s text:c="4"/>amount DECIMAL(10, 2),</text:p>
      <text:p text:style-name="P13"><text:s text:c="4"/>FOREIGN KEY (cname) REFERENCES Customers(cname),</text:p>
      <text:p text:style-name="P13"><text:s text:c="4"/>FOREIGN KEY (bname) REFERENCES Branch(bname)</text:p>
      <text:p text:style-name="P13">);</text:p>
      <text:p text:style-name="P13"/>
      <text:p text:style-name="P13">INSERT INTO Borrow (loanno, cname, bname, amount) VALUES</text:p>
      <text:p text:style-name="P13">(201, 'Anil', 'Perryridge', 10000.00),</text:p>
      <text:p text:style-name="P13">(202, 'John', 'Brookfield', 15000.00),</text:p>
      <text:p text:style-name="P13">(203, 'Sarah', 'Riverside', 20000.00),</text:p>
      <text:p text:style-name="P13">(204, 'Jake', 'Brookfield', 5000.00),</text:p>
      <text:p text:style-name="P13">(205, 'Emily', 'Perryridge', 8000.00);</text:p>
      <text:p text:style-name="P13"/>
      <text:p text:style-name="P15"/>
      <text:p text:style-name="P17">1. Display names of depositors having an amount greater than 4000.</text:p>
      <text:p text:style-name="P16">SELECT cname</text:p>
      <text:p text:style-name="P16">FROM Deposit</text:p>
      <text:p text:style-name="P16">WHERE amount &gt; 4000;</text:p>
      <text:p text:style-name="P17"/>
      <text:p text:style-name="P13"><text:span text:style-name="T5">2. Display account date of customer </text:span><text:span text:style-name="Source_20_Text"><text:span text:style-name="T5">Anil</text:span></text:span></text:p>
      <text:p text:style-name="P13"><text:span text:style-name="Source_20_Text"><text:span text:style-name="T4">SELECT adate</text:span></text:span></text:p>
      <text:p text:style-name="P13"><text:span text:style-name="Source_20_Text"><text:span text:style-name="T4">FROM Deposit</text:span></text:span></text:p>
      <text:p text:style-name="P13"><text:span text:style-name="Source_20_Text"><text:span text:style-name="T4">WHERE cname = 'Anil';</text:span></text:span></text:p>
      <text:p text:style-name="P15"/>
      <text:p text:style-name="P13"><text:span text:style-name="Source_20_Text"><text:span text:style-name="T5">3. Display account number and deposit amount of customers having an account opened between dates 1-12-96 and 1-5-97</text:span></text:span></text:p>
      <text:p text:style-name="P13"><text:span text:style-name="Source_20_Text"><text:span text:style-name="T4">SELECT actno, amount</text:span></text:span></text:p>
      <text:p text:style-name="P13"><text:span text:style-name="Source_20_Text"><text:span text:style-name="T4">FROM Deposit</text:span></text:span></text:p>
      <text:p text:style-name="P13"><text:span text:style-name="Source_20_Text"><text:span text:style-name="T4">WHERE adate BETWEEN '1996-12-01' AND '1997-05-01';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>4. Find the average account balance at the Perryridge branch</text:span></text:span></text:p>
      <text:p text:style-name="P13"><text:span text:style-name="Source_20_Text"><text:span text:style-name="T4">SELECT AVG(amount) AS avg_balance</text:span></text:span></text:p>
      <text:p text:style-name="P13"><text:span text:style-name="Source_20_Text"><text:span text:style-name="T4">FROM Deposit</text:span></text:span></text:p>
      <text:p text:style-name="P13"><text:span text:style-name="Source_20_Text"><text:span text:style-name="T4">WHERE bname = 'Perryridge';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>5. Find the names of all branches where the average account balance is more than $1,200</text:span></text:span></text:p>
      <text:p text:style-name="P13"><text:span text:style-name="Source_20_Text"><text:span text:style-name="T4">SELECT bname</text:span></text:span></text:p>
      <text:p text:style-name="P13"><text:span text:style-name="Source_20_Text"><text:span text:style-name="T4">FROM Deposit</text:span></text:span></text:p>
      <text:p text:style-name="P13"><text:span text:style-name="Source_20_Text"><text:span text:style-name="T4">GROUP BY bname</text:span></text:span></text:p>
      <text:p text:style-name="P13"><text:span text:style-name="Source_20_Text"><text:span text:style-name="T4">HAVING AVG(amount) &gt; 1200;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>6. Delete depositors having a deposit less than 5000</text:span></text:span></text:p>
      <text:p text:style-name="P13"><text:span text:style-name="Source_20_Text"><text:span text:style-name="T4">DELETE FROM Deposit</text:span></text:span></text:p>
      <text:p text:style-name="P13"><text:span text:style-name="Source_20_Text"><text:span text:style-name="T4">WHERE amount &lt; 5000;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>7. Create a view on the Deposit table.</text:span></text:span></text:p>
      <text:p text:style-name="P13"><text:span text:style-name="Source_20_Text"><text:span text:style-name="T4">CREATE VIEW Deposit_View AS</text:span></text:span></text:p>
      <text:p text:style-name="P13"><text:span text:style-name="Source_20_Text"><text:span text:style-name="T4">SELECT actno, cname, bname, amount, adate</text:span></text:span></text:p>
      <text:p text:style-name="P13"><text:span text:style-name="Source_20_Text"><text:span text:style-name="T4">FROM Deposit;</text:span></text:span></text:p>
      <text:p text:style-name="P14"><text:span text:style-name="Source_20_Text"><text:span text:style-name="T8">10. Create the following tables. And Solve following queries by SQL</text:span></text:span></text:p>
      <text:p text:style-name="P13"><text:span text:style-name="Source_20_Text"><text:span text:style-name="T8"><text:tab/>1. Deposit (actno,cname,bname,amount,adate)</text:span></text:span></text:p>
      <text:p text:style-name="P13"><text:span text:style-name="Source_20_Text"><text:span text:style-name="T8"><text:tab/>2. Branch (bname,city)</text:span></text:span></text:p>
      <text:p text:style-name="P13"><text:span text:style-name="Source_20_Text"><text:span text:style-name="T8"><text:tab/>3. Customers (cname, city)</text:span></text:span></text:p>
      <text:p text:style-name="P13"><text:span text:style-name="Source_20_Text"><text:span text:style-name="T8"><text:tab/>4. Borrow(loanno,cname,bname, amount)</text:span></text:span></text:p>
      <text:p text:style-name="P13"><text:span text:style-name="Source_20_Text"><text:span text:style-name="T8"/></text:span></text:p>
      <text:p text:style-name="P13"><text:span text:style-name="Source_20_Text"><text:span text:style-name="T8"><text:tab/>Add primary key and foreign key wherever applicable.</text:span></text:span></text:p>
      <text:p text:style-name="P13"><text:span text:style-name="Source_20_Text"><text:span text:style-name="T8"><text:tab/>Insert data into the above created tables.</text:span></text:span></text:p>
      <text:p text:style-name="P13"><text:span text:style-name="Source_20_Text"><text:span text:style-name="T8">a. Display names of all branches located in city Bombay.</text:span></text:span></text:p>
      <text:p text:style-name="P13"><text:span text:style-name="Source_20_Text"><text:span text:style-name="T8">b. Display account no. and amount of depositors.</text:span></text:span></text:p>
      <text:p text:style-name="P13"><text:span text:style-name="Source_20_Text"><text:span text:style-name="T8">c. Update the city of customers Anil from Pune to Mumbai</text:span></text:span></text:p>
      <text:p text:style-name="P13"><text:span text:style-name="Source_20_Text"><text:span text:style-name="T8">d. Find the number of depositors in the bank</text:span></text:span></text:p>
      <text:p text:style-name="P13"><text:span text:style-name="Source_20_Text"><text:span text:style-name="T8">e. Calculate Min,Max amount of customers.</text:span></text:span></text:p>
      <text:p text:style-name="P13"><text:span text:style-name="Source_20_Text"><text:span text:style-name="T8">f. Create an index on deposit table</text:span></text:span></text:p>
      <text:p text:style-name="P13"><text:span text:style-name="Source_20_Text"><text:span text:style-name="T8">g. Create View on Borrow table.</text:span></text:span></text:p>
      <text:p text:style-name="P13"><text:span text:style-name="Source_20_Text"><text:span text:style-name="T8"/></text:span></text:p>
      <text:p text:style-name="P13"><text:span text:style-name="Source_20_Text"><text:span text:style-name="T11">-- Create Branch table</text:span></text:span></text:p>
      <text:p text:style-name="P13"><text:span text:style-name="Source_20_Text"><text:span text:style-name="T11">CREATE TABLE Branch (</text:span></text:span></text:p>
      <text:p text:style-name="P13"><text:span text:style-name="Source_20_Text"><text:span text:style-name="T11"><text:s text:c="4"/>bname VARCHAR(50) PRIMARY KEY,</text:span></text:span></text:p>
      <text:p text:style-name="P13"><text:span text:style-name="Source_20_Text"><text:span text:style-name="T11"><text:s text:c="4"/>city VARCHAR(50)</text:span></text:span></text:p>
      <text:p text:style-name="P13"><text:span text:style-name="Source_20_Text"><text:span text:style-name="T11">)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-- Create Customers table</text:span></text:span></text:p>
      <text:p text:style-name="P13"><text:span text:style-name="Source_20_Text"><text:span text:style-name="T11">CREATE TABLE Customers (</text:span></text:span></text:p>
      <text:p text:style-name="P13"><text:span text:style-name="Source_20_Text"><text:span text:style-name="T11"><text:s text:c="4"/>cname VARCHAR(50) PRIMARY KEY,</text:span></text:span></text:p>
      <text:p text:style-name="P13"><text:span text:style-name="Source_20_Text"><text:span text:style-name="T11"><text:s text:c="4"/>city VARCHAR(50)</text:span></text:span></text:p>
      <text:p text:style-name="P13"><text:span text:style-name="Source_20_Text"><text:span text:style-name="T11">)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-- Create Deposit table</text:span></text:span></text:p>
      <text:p text:style-name="P13"><text:span text:style-name="Source_20_Text"><text:span text:style-name="T11">CREATE TABLE Deposit (</text:span></text:span></text:p>
      <text:p text:style-name="P13"><text:span text:style-name="Source_20_Text"><text:span text:style-name="T11"><text:s text:c="4"/>actno INT PRIMARY KEY,</text:span></text:span></text:p>
      <text:p text:style-name="P13"><text:span text:style-name="Source_20_Text"><text:span text:style-name="T11"><text:s text:c="4"/>cname VARCHAR(50),</text:span></text:span></text:p>
      <text:p text:style-name="P13"><text:span text:style-name="Source_20_Text"><text:span text:style-name="T11"><text:s text:c="4"/>bname VARCHAR(50),</text:span></text:span></text:p>
      <text:p text:style-name="P13"><text:span text:style-name="Source_20_Text"><text:span text:style-name="T11"><text:s text:c="4"/>amount DECIMAL(10, 2),</text:span></text:span></text:p>
      <text:p text:style-name="P13"><text:span text:style-name="Source_20_Text"><text:span text:style-name="T11"><text:s text:c="4"/>adate DATE,</text:span></text:span></text:p>
      <text:p text:style-name="P13"><text:span text:style-name="Source_20_Text"><text:span text:style-name="T11"><text:s text:c="4"/>FOREIGN KEY (cname) REFERENCES Customers(cname),</text:span></text:span></text:p>
      <text:p text:style-name="P13"><text:span text:style-name="Source_20_Text"><text:span text:style-name="T11"><text:s text:c="4"/>FOREIGN KEY (bname) REFERENCES Branch(bname)</text:span></text:span></text:p>
      <text:p text:style-name="P13"><text:span text:style-name="Source_20_Text"><text:span text:style-name="T11">)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-- Create Borrow table</text:span></text:span></text:p>
      <text:p text:style-name="P13"><text:span text:style-name="Source_20_Text"><text:span text:style-name="T11">CREATE TABLE Borrow (</text:span></text:span></text:p>
      <text:p text:style-name="P13"><text:span text:style-name="Source_20_Text"><text:span text:style-name="T11"><text:s text:c="4"/>loanno INT PRIMARY KEY,</text:span></text:span></text:p>
      <text:p text:style-name="P13"><text:span text:style-name="Source_20_Text"><text:span text:style-name="T11"><text:s text:c="4"/>cname VARCHAR(50),</text:span></text:span></text:p>
      <text:p text:style-name="P13"><text:span text:style-name="Source_20_Text"><text:span text:style-name="T11"><text:s text:c="4"/>bname VARCHAR(50),</text:span></text:span></text:p>
      <text:p text:style-name="P13"><text:span text:style-name="Source_20_Text"><text:span text:style-name="T11"><text:s text:c="4"/>amount DECIMAL(10, 2),</text:span></text:span></text:p>
      <text:p text:style-name="P13"><text:span text:style-name="Source_20_Text"><text:span text:style-name="T11"><text:s text:c="4"/>FOREIGN KEY (cname) REFERENCES Customers(cname),</text:span></text:span></text:p>
      <text:p text:style-name="P13"><text:span text:style-name="Source_20_Text"><text:span text:style-name="T11"><text:s text:c="4"/>FOREIGN KEY (bname) REFERENCES Branch(bname)</text:span></text:span></text:p>
      <text:p text:style-name="P13"><text:span text:style-name="Source_20_Text"><text:span text:style-name="T11">)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INSERT INTO Branch (bname, city) VALUES</text:span></text:span></text:p>
      <text:p text:style-name="P13"><text:span text:style-name="Source_20_Text"><text:span text:style-name="T11">('Perryridge', 'New York'),</text:span></text:span></text:p>
      <text:p text:style-name="P13"><text:span text:style-name="Source_20_Text"><text:span text:style-name="T11">('Brookfield', 'Chicago'),</text:span></text:span></text:p>
      <text:p text:style-name="P13"><text:span text:style-name="Source_20_Text"><text:span text:style-name="T11">('Riverside', 'Los Angeles'),</text:span></text:span></text:p>
      <text:p text:style-name="P13"><text:span text:style-name="Source_20_Text"><text:span text:style-name="T11">('Central', 'Bombay'),</text:span></text:span></text:p>
      <text:p text:style-name="P13"><text:span text:style-name="Source_20_Text"><text:span text:style-name="T11">('Downtown', 'Bombay')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INSERT INTO Customers (cname, city) VALUES</text:span></text:span></text:p>
      <text:p text:style-name="P13"><text:span text:style-name="Source_20_Text"><text:span text:style-name="T11">('Anil', 'Pune'),</text:span></text:span></text:p>
      <text:p text:style-name="P13"><text:span text:style-name="Source_20_Text"><text:span text:style-name="T11">('John', 'Chicago'),</text:span></text:span></text:p>
      <text:p text:style-name="P13"><text:span text:style-name="Source_20_Text"><text:span text:style-name="T11">('Sarah', 'Los Angeles'),</text:span></text:span></text:p>
      <text:p text:style-name="P13"><text:span text:style-name="Source_20_Text"><text:span text:style-name="T11">('Jake', 'Chicago'),</text:span></text:span></text:p>
      <text:p text:style-name="P13"><text:span text:style-name="Source_20_Text"><text:span text:style-name="T11">('Emily', 'Mumbai'),</text:span></text:span></text:p>
      <text:p text:style-name="P13"><text:span text:style-name="Source_20_Text"><text:span text:style-name="T11">('Nina', 'Bombay')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>INSERT INTO Deposit (actno, cname, bname, amount, adate) VALUES</text:span></text:span></text:p>
      <text:p text:style-name="P13"><text:span text:style-name="Source_20_Text"><text:span text:style-name="T11">(101, 'Anil', 'Perryridge', 5500.00, '1996-12-15'),</text:span></text:span></text:p>
      <text:p text:style-name="P13"><text:span text:style-name="Source_20_Text"><text:span text:style-name="T11">(102, 'John', 'Brookfield', 3000.00, '1997-01-10'),</text:span></text:span></text:p>
      <text:p text:style-name="P13"><text:span text:style-name="Source_20_Text"><text:span text:style-name="T11">(103, 'Sarah', 'Riverside', 4000.00, '1996-11-25'),</text:span></text:span></text:p>
      <text:p text:style-name="P13"><text:span text:style-name="Source_20_Text"><text:span text:style-name="T11">(104, 'Jake', 'Brookfield', 6000.00, '1997-02-17'),</text:span></text:span></text:p>
      <text:p text:style-name="P13"><text:span text:style-name="Source_20_Text"><text:span text:style-name="T11">(105, 'Emily', 'Perryridge', 3500.00, '1996-12-10'),</text:span></text:span></text:p>
      <text:p text:style-name="P13"><text:span text:style-name="Source_20_Text"><text:span text:style-name="T11">(106, 'Nina', 'Downtown', 7000.00, '1997-03-20');</text:span></text:span></text:p>
      <text:p text:style-name="P13"><text:soft-page-break/><text:span text:style-name="Source_20_Text"><text:span text:style-name="T11">INSERT INTO Borrow (loanno, cname, bname, amount) VALUES</text:span></text:span></text:p>
      <text:p text:style-name="P13"><text:span text:style-name="Source_20_Text"><text:span text:style-name="T11">(201, 'Anil', 'Perryridge', 10000.00),</text:span></text:span></text:p>
      <text:p text:style-name="P13"><text:span text:style-name="Source_20_Text"><text:span text:style-name="T11">(202, 'John', 'Brookfield', 15000.00),</text:span></text:span></text:p>
      <text:p text:style-name="P13"><text:span text:style-name="Source_20_Text"><text:span text:style-name="T11">(203, 'Sarah', 'Riverside', 20000.00),</text:span></text:span></text:p>
      <text:p text:style-name="P13"><text:span text:style-name="Source_20_Text"><text:span text:style-name="T11">(204, 'Jake', 'Brookfield', 5000.00),</text:span></text:span></text:p>
      <text:p text:style-name="P13"><text:span text:style-name="Source_20_Text"><text:span text:style-name="T11">(205, 'Emily', 'Perryridge', 8000.00);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>a. Display names of all branches located in city Bombay</text:span></text:span></text:p>
      <text:p text:style-name="P13"><text:span text:style-name="Source_20_Text"><text:span text:style-name="T13">SELECT bname</text:span></text:span></text:p>
      <text:p text:style-name="P13"><text:span text:style-name="Source_20_Text"><text:span text:style-name="T13">FROM Branch</text:span></text:span></text:p>
      <text:p text:style-name="P13"><text:span text:style-name="Source_20_Text"><text:span text:style-name="T13">WHERE city = 'Bombay';</text:span></text:span></text:p>
      <text:p text:style-name="P13"><text:span text:style-name="Source_20_Text"><text:span text:style-name="T6"/></text:span></text:p>
      <text:h text:style-name="P1" text:outline-level="4"><text:span text:style-name="Source_20_Text"><text:span text:style-name="Strong_20_Emphasis"><text:span text:style-name="T11">b. Display account no. and amount of depositors.</text:span></text:span></text:span></text:h>
      <text:p text:style-name="P2"><text:span text:style-name="Source_20_Text"><text:span text:style-name="T13">SELECT actno, amount</text:span></text:span></text:p>
      <text:p text:style-name="P2"><text:span text:style-name="Source_20_Text"><text:span text:style-name="T13">FROM Deposit;</text:span></text:span></text:p>
      <text:p text:style-name="P2"><text:span text:style-name="Source_20_Text"><text:span text:style-name="T6"/></text:span></text:p>
      <text:h text:style-name="P1" text:outline-level="4"><text:span text:style-name="Source_20_Text"><text:span text:style-name="Strong_20_Emphasis"><text:span text:style-name="T11">c. Update the city of customer </text:span></text:span></text:span><text:span text:style-name="Strong_20_Emphasis"><text:span text:style-name="Source_20_Text"><text:span text:style-name="T17">Anil</text:span></text:span></text:span><text:span text:style-name="Source_20_Text"><text:span text:style-name="Strong_20_Emphasis"><text:span text:style-name="T11"> from Pune to Mumbai.</text:span></text:span></text:span></text:h>
      <text:p text:style-name="P2"><text:span text:style-name="Source_20_Text"><text:span text:style-name="T13">UPDATE Customers</text:span></text:span></text:p>
      <text:p text:style-name="P2"><text:span text:style-name="Source_20_Text"><text:span text:style-name="T13">SET city = 'Mumbai'</text:span></text:span></text:p>
      <text:p text:style-name="P2"><text:span text:style-name="Source_20_Text"><text:span text:style-name="T13">WHERE cname = 'Anil';</text:span></text:span></text:p>
      <text:p text:style-name="P2"><text:span text:style-name="Source_20_Text"><text:span text:style-name="T6"/></text:span></text:p>
      <text:h text:style-name="P1" text:outline-level="4"><text:span text:style-name="Source_20_Text"><text:span text:style-name="Strong_20_Emphasis"><text:span text:style-name="T11">d. Find the number of depositors in the bank.</text:span></text:span></text:span></text:h>
      <text:p text:style-name="P2"><text:span text:style-name="Source_20_Text"><text:span text:style-name="T13">SELECT COUNT(*) AS num_depositors</text:span></text:span></text:p>
      <text:p text:style-name="P2"><text:span text:style-name="Source_20_Text"><text:span text:style-name="T13">FROM Deposit;</text:span></text:span></text:p>
      <text:p text:style-name="P2"><text:span text:style-name="Source_20_Text"><text:span text:style-name="T13"/></text:span></text:p>
      <text:h text:style-name="P1" text:outline-level="4"><text:span text:style-name="Source_20_Text"><text:span text:style-name="Strong_20_Emphasis"><text:span text:style-name="T11">e. Calculate Min, Max amount of customers.</text:span></text:span></text:span></text:h>
      <text:p text:style-name="P2"><text:span text:style-name="Source_20_Text"><text:span text:style-name="T13">SELECT MIN(amount) AS Min_Amount, MAX(amount) AS Max_Amount</text:span></text:span></text:p>
      <text:p text:style-name="P2"><text:span text:style-name="Source_20_Text"><text:span text:style-name="T13">FROM Deposit;</text:span></text:span></text:p>
      <text:p text:style-name="P2"><text:span text:style-name="Source_20_Text"><text:span text:style-name="T6"/></text:span></text:p>
      <text:h text:style-name="P1" text:outline-level="4"><text:span text:style-name="Source_20_Text"><text:span text:style-name="Strong_20_Emphasis"><text:span text:style-name="T11">f. Create an index on the </text:span></text:span></text:span><text:span text:style-name="Strong_20_Emphasis"><text:span text:style-name="Source_20_Text"><text:span text:style-name="T17">Deposit</text:span></text:span></text:span><text:span text:style-name="Source_20_Text"><text:span text:style-name="Strong_20_Emphasis"><text:span text:style-name="T11"> table.</text:span></text:span></text:span></text:h>
      <text:p text:style-name="P2"><text:span text:style-name="Source_20_Text"><text:span text:style-name="T13">CREATE INDEX idx_deposit_amount ON Deposit(amount);</text:span></text:span></text:p>
      <text:p text:style-name="P2"><text:span text:style-name="Source_20_Text"><text:span text:style-name="T6"/></text:span></text:p>
      <text:h text:style-name="P1" text:outline-level="4"><text:span text:style-name="Source_20_Text"><text:span text:style-name="Strong_20_Emphasis"><text:span text:style-name="T11">g. Create View on Borrow table.</text:span></text:span></text:span></text:h>
      <text:p text:style-name="P2"><text:span text:style-name="Source_20_Text"><text:span text:style-name="T13">CREATE VIEW Borrow_View AS</text:span></text:span></text:p>
      <text:p text:style-name="P2"><text:span text:style-name="Source_20_Text"><text:span text:style-name="T13">SELECT loanno, cname, bname, amount</text:span></text:span></text:p>
      <text:p text:style-name="P2"><text:span text:style-name="Source_20_Text"><text:span text:style-name="T13">FROM Borrow;</text:span></text:span></text:p>
      <text:p text:style-name="P2"><text:span text:style-name="Source_20_Text"><text:span text:style-name="T13"/></text:span></text:p>
      <text:p text:style-name="P3"><text:span text:style-name="Source_20_Text"><text:span text:style-name="T9">11. Create the following tables. Solve queries by SQL</text:span></text:span></text:p>
      <text:p text:style-name="P2"><text:span text:style-name="Source_20_Text"><text:span text:style-name="T9"><text:tab/>• Deposit (actno,cname,bname,amount,adate)</text:span></text:span></text:p>
      <text:p text:style-name="P2"><text:span text:style-name="Source_20_Text"><text:span text:style-name="T9"><text:tab/>• Branch (bname,city)</text:span></text:span></text:p>
      <text:p text:style-name="P2"><text:span text:style-name="Source_20_Text"><text:span text:style-name="T9"><text:tab/>• Customers (cname, city)</text:span></text:span></text:p>
      <text:p text:style-name="P4"><text:span text:style-name="Source_20_Text"><text:span text:style-name="T9"><text:tab/>• Borrow(loanno,cname,bname, amount)</text:span></text:span></text:p>
      <text:p text:style-name="P2"><text:span text:style-name="Source_20_Text"><text:span text:style-name="T9"><text:tab/>Add primary key and foreign key wherever applicable.</text:span></text:span></text:p>
      <text:p text:style-name="P2"><text:span text:style-name="Source_20_Text"><text:span text:style-name="T9"><text:tab/>Insert data into the above created tables.</text:span></text:span></text:p>
      <text:p text:style-name="P2"><text:span text:style-name="Source_20_Text"><text:span text:style-name="T9">a. Display account date of customers Anil.</text:span></text:span></text:p>
      <text:p text:style-name="P2"><text:span text:style-name="Source_20_Text"><text:span text:style-name="T9">b. Modify the size of attribute of amount in deposit</text:span></text:span></text:p>
      <text:p text:style-name="P2"><text:span text:style-name="Source_20_Text"><text:span text:style-name="T9">c. Display names of customers living in city pune.</text:span></text:span></text:p>
      <text:p text:style-name="P2"><text:span text:style-name="Source_20_Text"><text:span text:style-name="T9">d. Display name of the city where branch KAROLBAGH is located.</text:span></text:span></text:p>
      <text:p text:style-name="P2"><text:span text:style-name="Source_20_Text"><text:span text:style-name="T9">e. Find the number of tuples in the customer relation</text:span></text:span></text:p>
      <text:p text:style-name="P2"><text:span text:style-name="Source_20_Text"><text:span text:style-name="T9">f. Delete all the record of customers Sunil</text:span></text:span></text:p>
      <text:p text:style-name="P2"><text:span text:style-name="Source_20_Text"><text:span text:style-name="T9">g. Create a view on deposit table.</text:span></text:span></text:p>
      <text:p text:style-name="P2"><text:span text:style-name="Source_20_Text"><text:span text:style-name="T9"/></text:span></text:p>
      <text:p text:style-name="P2"><text:span text:style-name="Source_20_Text"><text:span text:style-name="T13">-- Create Branch table</text:span></text:span></text:p>
      <text:p text:style-name="P2"><text:span text:style-name="Source_20_Text"><text:span text:style-name="T13">CREATE TABLE Branch (</text:span></text:span></text:p>
      <text:p text:style-name="P2"><text:span text:style-name="Source_20_Text"><text:span text:style-name="T13"><text:s text:c="4"/>bname VARCHAR(50) PRIMARY KEY,</text:span></text:span></text:p>
      <text:p text:style-name="P2"><text:span text:style-name="Source_20_Text"><text:span text:style-name="T13"><text:s text:c="4"/>city VARCHAR(50)</text:span></text:span></text:p>
      <text:p text:style-name="P2"><text:span text:style-name="Source_20_Text"><text:span text:style-name="T13">)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-- Create Customers table</text:span></text:span></text:p>
      <text:p text:style-name="P2"><text:span text:style-name="Source_20_Text"><text:span text:style-name="T13">CREATE TABLE Customers (</text:span></text:span></text:p>
      <text:p text:style-name="P2"><text:span text:style-name="Source_20_Text"><text:span text:style-name="T13"><text:s text:c="4"/>cname VARCHAR(50) PRIMARY KEY,</text:span></text:span></text:p>
      <text:p text:style-name="P2"><text:span text:style-name="Source_20_Text"><text:span text:style-name="T13"><text:s text:c="4"/>city VARCHAR(50)</text:span></text:span></text:p>
      <text:p text:style-name="P2"><text:span text:style-name="Source_20_Text"><text:span text:style-name="T13">)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-- Create Deposit table</text:span></text:span></text:p>
      <text:p text:style-name="P2"><text:span text:style-name="Source_20_Text"><text:span text:style-name="T13">CREATE TABLE Deposit (</text:span></text:span></text:p>
      <text:p text:style-name="P2"><text:span text:style-name="Source_20_Text"><text:span text:style-name="T13"><text:s text:c="4"/>actno INT PRIMARY KEY,</text:span></text:span></text:p>
      <text:p text:style-name="P2"><text:span text:style-name="Source_20_Text"><text:span text:style-name="T13"><text:s text:c="4"/>cname VARCHAR(50),</text:span></text:span></text:p>
      <text:p text:style-name="P2"><text:span text:style-name="Source_20_Text"><text:span text:style-name="T13"><text:s text:c="4"/>bname VARCHAR(50),</text:span></text:span></text:p>
      <text:p text:style-name="P2"><text:span text:style-name="Source_20_Text"><text:span text:style-name="T13"><text:s text:c="4"/>amount DECIMAL(15, 2),</text:span></text:span></text:p>
      <text:p text:style-name="P2"><text:span text:style-name="Source_20_Text"><text:span text:style-name="T13"><text:s text:c="4"/>adate DATE,</text:span></text:span></text:p>
      <text:p text:style-name="P2"><text:span text:style-name="Source_20_Text"><text:span text:style-name="T13"><text:s text:c="4"/>FOREIGN KEY (cname) REFERENCES Customers(cname),</text:span></text:span></text:p>
      <text:p text:style-name="P2"><text:span text:style-name="Source_20_Text"><text:span text:style-name="T13"><text:s text:c="4"/>FOREIGN KEY (bname) REFERENCES Branch(bname)</text:span></text:span></text:p>
      <text:p text:style-name="P2"><text:span text:style-name="Source_20_Text"><text:span text:style-name="T13">)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-- Create Borrow table</text:span></text:span></text:p>
      <text:p text:style-name="P2"><text:span text:style-name="Source_20_Text"><text:span text:style-name="T13">CREATE TABLE Borrow (</text:span></text:span></text:p>
      <text:p text:style-name="P2"><text:span text:style-name="Source_20_Text"><text:span text:style-name="T13"><text:s text:c="4"/>loanno INT PRIMARY KEY,</text:span></text:span></text:p>
      <text:p text:style-name="P2"><text:span text:style-name="Source_20_Text"><text:span text:style-name="T13"><text:s text:c="4"/>cname VARCHAR(50),</text:span></text:span></text:p>
      <text:p text:style-name="P2"><text:span text:style-name="Source_20_Text"><text:span text:style-name="T13"><text:s text:c="4"/>bname VARCHAR(50),</text:span></text:span></text:p>
      <text:p text:style-name="P2"><text:span text:style-name="Source_20_Text"><text:span text:style-name="T13"><text:s text:c="4"/>amount DECIMAL(15, 2),</text:span></text:span></text:p>
      <text:p text:style-name="P2"><text:span text:style-name="Source_20_Text"><text:span text:style-name="T13"><text:s text:c="4"/>FOREIGN KEY (cname) REFERENCES Customers(cname),</text:span></text:span></text:p>
      <text:p text:style-name="P2"><text:span text:style-name="Source_20_Text"><text:span text:style-name="T13"><text:s text:c="4"/>FOREIGN KEY (bname) REFERENCES Branch(bname)</text:span></text:span></text:p>
      <text:p text:style-name="P2"><text:span text:style-name="Source_20_Text"><text:span text:style-name="T13">)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INSERT INTO Branch (bname, city) VALUES</text:span></text:span></text:p>
      <text:p text:style-name="P2"><text:span text:style-name="Source_20_Text"><text:span text:style-name="T13">('Perryridge', 'New York'),</text:span></text:span></text:p>
      <text:p text:style-name="P2"><text:span text:style-name="Source_20_Text"><text:span text:style-name="T13">('Brookfield', 'Chicago'),</text:span></text:span></text:p>
      <text:p text:style-name="P2"><text:span text:style-name="Source_20_Text"><text:span text:style-name="T13">('Riverside', 'Los Angeles'),</text:span></text:span></text:p>
      <text:p text:style-name="P2"><text:span text:style-name="Source_20_Text"><text:span text:style-name="T13">('Karolbagh', 'Delhi'),</text:span></text:span></text:p>
      <text:p text:style-name="P2"><text:span text:style-name="Source_20_Text"><text:span text:style-name="T13">('Downtown', 'Bombay')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INSERT INTO Customers (cname, city) VALUES</text:span></text:span></text:p>
      <text:p text:style-name="P2"><text:span text:style-name="Source_20_Text"><text:span text:style-name="T13">('Anil', 'Pune'),</text:span></text:span></text:p>
      <text:p text:style-name="P2"><text:span text:style-name="Source_20_Text"><text:span text:style-name="T13">('John', 'Chicago'),</text:span></text:span></text:p>
      <text:p text:style-name="P2"><text:span text:style-name="Source_20_Text"><text:span text:style-name="T13">('Sarah', 'Los Angeles'),</text:span></text:span></text:p>
      <text:p text:style-name="P2"><text:span text:style-name="Source_20_Text"><text:span text:style-name="T13">('Jake', 'Chicago'),</text:span></text:span></text:p>
      <text:p text:style-name="P2"><text:span text:style-name="Source_20_Text"><text:span text:style-name="T13">('Emily', 'Mumbai'),</text:span></text:span></text:p>
      <text:p text:style-name="P2"><text:span text:style-name="Source_20_Text"><text:span text:style-name="T13">('Nina', 'Bombay'),</text:span></text:span></text:p>
      <text:p text:style-name="P2"><text:span text:style-name="Source_20_Text"><text:span text:style-name="T13">('Sunil', 'Pune');</text:span></text:span></text:p>
      <text:p text:style-name="P2"><text:span text:style-name="Source_20_Text"><text:span text:style-name="T13"/></text:span></text:p>
      <text:p text:style-name="P2"><text:span text:style-name="Source_20_Text"><text:span text:style-name="T13">INSERT INTO Deposit (actno, cname, bname, amount, adate) VALUES</text:span></text:span></text:p>
      <text:p text:style-name="P2"><text:span text:style-name="Source_20_Text"><text:span text:style-name="T13">(101, 'Anil', 'Perryridge', 5500.00, '1996-12-15'),</text:span></text:span></text:p>
      <text:p text:style-name="P2"><text:span text:style-name="Source_20_Text"><text:span text:style-name="T13">(102, 'John', 'Brookfield', 3000.00, '1997-01-10'),</text:span></text:span></text:p>
      <text:p text:style-name="P2"><text:span text:style-name="Source_20_Text"><text:span text:style-name="T13">(103, 'Sarah', 'Riverside', 4000.00, '1996-11-25'),</text:span></text:span></text:p>
      <text:p text:style-name="P2"><text:span text:style-name="Source_20_Text"><text:span text:style-name="T13">(104, 'Jake', 'Brookfield', 6000.00, '1997-02-17'),</text:span></text:span></text:p>
      <text:p text:style-name="P2"><text:span text:style-name="Source_20_Text"><text:span text:style-name="T13">(105, 'Emily', 'Perryridge', 3500.00, '1996-12-10'),</text:span></text:span></text:p>
      <text:p text:style-name="P2"><text:span text:style-name="Source_20_Text"><text:span text:style-name="T13">(106, 'Nina', 'Downtown', 7000.00, '1997-03-20');</text:span></text:span></text:p>
      <text:p text:style-name="P2"><text:soft-page-break/><text:span text:style-name="Source_20_Text"><text:span text:style-name="T13"/></text:span></text:p>
      <text:p text:style-name="P2"><text:span text:style-name="Source_20_Text"><text:span text:style-name="T13">INSERT INTO Borrow (loanno, cname, bname, amount) VALUES</text:span></text:span></text:p>
      <text:p text:style-name="P2"><text:span text:style-name="Source_20_Text"><text:span text:style-name="T13">(201, 'Anil', 'Perryridge', 10000.00),</text:span></text:span></text:p>
      <text:p text:style-name="P2"><text:span text:style-name="Source_20_Text"><text:span text:style-name="T13">(202, 'John', 'Brookfield', 15000.00),</text:span></text:span></text:p>
      <text:p text:style-name="P2"><text:span text:style-name="Source_20_Text"><text:span text:style-name="T13">(203, 'Sarah', 'Riverside', 20000.00),</text:span></text:span></text:p>
      <text:p text:style-name="P2"><text:span text:style-name="Source_20_Text"><text:span text:style-name="T13">(204, 'Jake', 'Brookfield', 5000.00),</text:span></text:span></text:p>
      <text:p text:style-name="P2"><text:span text:style-name="Source_20_Text"><text:span text:style-name="T13">(205, 'Emily', 'Perryridge', 8000.00);</text:span></text:span></text:p>
      <text:p text:style-name="P2"><text:span text:style-name="Source_20_Text"><text:span text:style-name="T6"/></text:span></text:p>
      <text:p text:style-name="P2"><text:span text:style-name="Source_20_Text"><text:span text:style-name="T6">a. Display account date of customer </text:span></text:span><text:span text:style-name="Source_20_Text"><text:span text:style-name="T15">Anil</text:span></text:span><text:span text:style-name="Source_20_Text"><text:span text:style-name="T6">.</text:span></text:span></text:p>
      <text:p text:style-name="P2"><text:span text:style-name="Source_20_Text"><text:span text:style-name="T13">SELECT adate</text:span></text:span></text:p>
      <text:p text:style-name="P2"><text:span text:style-name="Source_20_Text"><text:span text:style-name="T13">FROM Deposit</text:span></text:span></text:p>
      <text:p text:style-name="P2"><text:span text:style-name="Source_20_Text"><text:span text:style-name="T13">WHERE cname = 'Anil';</text:span></text:span></text:p>
      <text:p text:style-name="P2"><text:span text:style-name="Source_20_Text"><text:span text:style-name="T13"/></text:span></text:p>
      <text:p text:style-name="P2"><text:span text:style-name="Source_20_Text"><text:span text:style-name="T6">b. Modify the size of attribute of </text:span></text:span><text:span text:style-name="Source_20_Text"><text:span text:style-name="T15">amount</text:span></text:span><text:span text:style-name="Source_20_Text"><text:span text:style-name="T6"> in </text:span></text:span><text:span text:style-name="Source_20_Text"><text:span text:style-name="T15">Deposit</text:span></text:span><text:span text:style-name="Source_20_Text"><text:span text:style-name="T6"> table.</text:span></text:span></text:p>
      <text:p text:style-name="P2"><text:span text:style-name="Source_20_Text"><text:span text:style-name="T13">ALTER TABLE Deposit</text:span></text:span></text:p>
      <text:p text:style-name="P2"><text:span text:style-name="Source_20_Text"><text:span text:style-name="T13">MODIFY COLUMN amount DECIMAL(18, 2);</text:span></text:span></text:p>
      <text:p text:style-name="P2"><text:span text:style-name="Source_20_Text"><text:span text:style-name="T13"/></text:span></text:p>
      <text:p text:style-name="P2"><text:span text:style-name="Source_20_Text"><text:span text:style-name="T6">c. Display names of customers living in city </text:span></text:span><text:span text:style-name="Source_20_Text"><text:span text:style-name="T15">Pune</text:span></text:span></text:p>
      <text:p text:style-name="P2"><text:span text:style-name="Source_20_Text"><text:span text:style-name="T13">SELECT cname</text:span></text:span></text:p>
      <text:p text:style-name="P2"><text:span text:style-name="Source_20_Text"><text:span text:style-name="T13">FROM Customers</text:span></text:span></text:p>
      <text:p text:style-name="P2"><text:span text:style-name="Source_20_Text"><text:span text:style-name="T13">WHERE city = 'Pune';</text:span></text:span></text:p>
      <text:p text:style-name="P2"><text:span text:style-name="Source_20_Text"><text:span text:style-name="T13"/></text:span></text:p>
      <text:p text:style-name="P2"><text:span text:style-name="Source_20_Text"><text:span text:style-name="T6">d. Display the name of the city where branch </text:span></text:span><text:span text:style-name="Source_20_Text"><text:span text:style-name="T15">Karolbagh</text:span></text:span><text:span text:style-name="Source_20_Text"><text:span text:style-name="T6"> is located</text:span></text:span></text:p>
      <text:p text:style-name="P2"><text:span text:style-name="Source_20_Text"><text:span text:style-name="T13">SELECT city</text:span></text:span></text:p>
      <text:p text:style-name="P2"><text:span text:style-name="Source_20_Text"><text:span text:style-name="T13">FROM Branch</text:span></text:span></text:p>
      <text:p text:style-name="P2"><text:span text:style-name="Source_20_Text"><text:span text:style-name="T13">WHERE bname = 'Karolbagh';</text:span></text:span></text:p>
      <text:p text:style-name="P2"><text:span text:style-name="Source_20_Text"><text:span text:style-name="T13"/></text:span></text:p>
      <text:p text:style-name="P2"><text:span text:style-name="Source_20_Text"><text:span text:style-name="T6">e. Find the number of tuples in the </text:span></text:span><text:span text:style-name="Source_20_Text"><text:span text:style-name="T15">Customer</text:span></text:span><text:span text:style-name="Source_20_Text"><text:span text:style-name="T6"> relation</text:span></text:span></text:p>
      <text:p text:style-name="P2"><text:span text:style-name="Source_20_Text"><text:span text:style-name="T13">SELECT COUNT(*) AS num_customers</text:span></text:span></text:p>
      <text:p text:style-name="P2"><text:span text:style-name="Source_20_Text"><text:span text:style-name="T13">FROM Customers;</text:span></text:span></text:p>
      <text:p text:style-name="P2"><text:span text:style-name="Source_20_Text"><text:span text:style-name="T13"/></text:span></text:p>
      <text:p text:style-name="P2"><text:span text:style-name="Source_20_Text"><text:span text:style-name="T6">f. Delete all records of customers </text:span></text:span><text:span text:style-name="Source_20_Text"><text:span text:style-name="T15">Sunil</text:span></text:span></text:p>
      <text:p text:style-name="P2"><text:span text:style-name="Source_20_Text"><text:span text:style-name="T2">DELETE FROM Customers</text:span></text:span></text:p>
      <text:p text:style-name="P2"><text:span text:style-name="Source_20_Text"><text:span text:style-name="T2">WHERE cname = 'Sunil';</text:span></text:span></text:p>
      <text:p text:style-name="P2"><text:span text:style-name="Source_20_Text"><text:span text:style-name="T2"/></text:span></text:p>
      <text:p text:style-name="P2"><text:span text:style-name="Source_20_Text"><text:span text:style-name="T7">g. Create a view on the Deposit table.</text:span></text:span></text:p>
      <text:p text:style-name="P2"><text:span text:style-name="Source_20_Text"><text:span text:style-name="T2">CREATE VIEW Deposit_View AS</text:span></text:span></text:p>
      <text:p text:style-name="P2"><text:span text:style-name="Source_20_Text"><text:span text:style-name="T2">SELECT actno, cname, bname, amount, adate</text:span></text:span></text:p>
      <text:p text:style-name="P2"><text:span text:style-name="Source_20_Text"><text:span text:style-name="T2">FROM Deposit;</text:span></text:span></text:p>
      <text:p text:style-name="P2"><text:span text:style-name="Source_20_Text"><text:span text:style-name="T2"/></text:span></text:p>
      <text:p text:style-name="P3"><text:span text:style-name="Source_20_Text"><text:span text:style-name="T10">12. Create the following tables. Solve queries by SQL</text:span></text:span></text:p>
      <text:p text:style-name="P2"><text:span text:style-name="Source_20_Text"><text:span text:style-name="T10"><text:tab/>• Deposit (actno,cname,bname,amount,adate)</text:span></text:span></text:p>
      <text:p text:style-name="P2"><text:span text:style-name="Source_20_Text"><text:span text:style-name="T10"><text:tab/>• Branch (bname,city)</text:span></text:span></text:p>
      <text:p text:style-name="P2"><text:span text:style-name="Source_20_Text"><text:span text:style-name="T10"><text:tab/>• Customers (cname, city)</text:span></text:span></text:p>
      <text:p text:style-name="P5"><text:span text:style-name="Source_20_Text"><text:span text:style-name="T10"><text:tab/>• Borrow(loanno,cname,bname, amount)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>Add primary key and foreign key wherever applicable.</text:span></text:span></text:p>
      <text:p text:style-name="P2"><text:span text:style-name="Source_20_Text"><text:span text:style-name="T10">Insert data into the above created tables.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>Solve following queries by SQL</text:span></text:span></text:p>
      <text:p text:style-name="P2"><text:span text:style-name="Source_20_Text"><text:span text:style-name="T10">1. Display customer name having living city Bombay and branch city Nagpur</text:span></text:span></text:p>
      <text:p text:style-name="P2"><text:span text:style-name="Source_20_Text"><text:span text:style-name="T10">2. Display customer name having same living city as their branch city</text:span></text:span></text:p>
      <text:p text:style-name="P2"><text:span text:style-name="Source_20_Text"><text:span text:style-name="T10">3. Display customer name who are borrowers as well as depositors and having</text:span></text:span></text:p>
      <text:p text:style-name="P2"><text:span text:style-name="Source_20_Text"><text:span text:style-name="T10">living city Nagpur.</text:span></text:span></text:p>
      <text:p text:style-name="P2"><text:span text:style-name="Source_20_Text"><text:span text:style-name="T10">4. Display borrower names having deposit amount greater than 1000 and loan</text:span></text:span></text:p>
      <text:p text:style-name="P2"><text:span text:style-name="Source_20_Text"><text:span text:style-name="T10">amount greater than 2000</text:span></text:span></text:p>
      <text:p text:style-name="P2"><text:span text:style-name="Source_20_Text"><text:span text:style-name="T10">5. Display customer name living in the city where branch of depositor sunil is</text:span></text:span></text:p>
      <text:p text:style-name="P2"><text:span text:style-name="Source_20_Text"><text:span text:style-name="T10">located.</text:span></text:span></text:p>
      <text:p text:style-name="P2"><text:span text:style-name="Source_20_Text"><text:span text:style-name="T10">6. Create an index on deposit table</text:span></text:span></text:p>
      <text:p text:style-name="P2"><text:span text:style-name="Source_20_Text"><text:span text:style-name="T10"/></text:span></text:p>
      <text:p text:style-name="P2"><text:span text:style-name="Source_20_Text"><text:span text:style-name="T14">-- Create Branch table</text:span></text:span></text:p>
      <text:p text:style-name="P2"><text:span text:style-name="Source_20_Text"><text:span text:style-name="T14">CREATE TABLE Branch (</text:span></text:span></text:p>
      <text:p text:style-name="P2"><text:span text:style-name="Source_20_Text"><text:span text:style-name="T14"><text:s text:c="4"/>bname VARCHAR(50) PRIMARY KEY,</text:span></text:span></text:p>
      <text:p text:style-name="P2"><text:span text:style-name="Source_20_Text"><text:span text:style-name="T14"><text:s text:c="4"/>city VARCHAR(50)</text:span></text:span></text:p>
      <text:p text:style-name="P2"><text:span text:style-name="Source_20_Text"><text:span text:style-name="T14">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-- Create Customers table</text:span></text:span></text:p>
      <text:p text:style-name="P2"><text:span text:style-name="Source_20_Text"><text:span text:style-name="T14">CREATE TABLE Customers (</text:span></text:span></text:p>
      <text:p text:style-name="P2"><text:span text:style-name="Source_20_Text"><text:span text:style-name="T14"><text:s text:c="4"/>cname VARCHAR(50) PRIMARY KEY,</text:span></text:span></text:p>
      <text:p text:style-name="P2"><text:span text:style-name="Source_20_Text"><text:span text:style-name="T14"><text:s text:c="4"/>city VARCHAR(50)</text:span></text:span></text:p>
      <text:p text:style-name="P2"><text:span text:style-name="Source_20_Text"><text:span text:style-name="T14">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-- Create Deposit table</text:span></text:span></text:p>
      <text:p text:style-name="P2"><text:span text:style-name="Source_20_Text"><text:span text:style-name="T14">CREATE TABLE Deposit (</text:span></text:span></text:p>
      <text:p text:style-name="P2"><text:span text:style-name="Source_20_Text"><text:span text:style-name="T14"><text:s text:c="4"/>actno INT PRIMARY KEY,</text:span></text:span></text:p>
      <text:p text:style-name="P2"><text:span text:style-name="Source_20_Text"><text:span text:style-name="T14"><text:s text:c="4"/>cname VARCHAR(50),</text:span></text:span></text:p>
      <text:p text:style-name="P2"><text:span text:style-name="Source_20_Text"><text:span text:style-name="T14"><text:s text:c="4"/>bname VARCHAR(50),</text:span></text:span></text:p>
      <text:p text:style-name="P2"><text:span text:style-name="Source_20_Text"><text:span text:style-name="T14"><text:s text:c="4"/>amount DECIMAL(15, 2),</text:span></text:span></text:p>
      <text:p text:style-name="P2"><text:span text:style-name="Source_20_Text"><text:span text:style-name="T14"><text:s text:c="4"/>adate DATE,</text:span></text:span></text:p>
      <text:p text:style-name="P2"><text:span text:style-name="Source_20_Text"><text:span text:style-name="T14"><text:s text:c="4"/>FOREIGN KEY (cname) REFERENCES Customers(cname),</text:span></text:span></text:p>
      <text:p text:style-name="P2"><text:span text:style-name="Source_20_Text"><text:span text:style-name="T14"><text:s text:c="4"/>FOREIGN KEY (bname) REFERENCES Branch(bname)</text:span></text:span></text:p>
      <text:p text:style-name="P2"><text:span text:style-name="Source_20_Text"><text:span text:style-name="T14">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-- Create Borrow table</text:span></text:span></text:p>
      <text:p text:style-name="P2"><text:span text:style-name="Source_20_Text"><text:span text:style-name="T14">CREATE TABLE Borrow (</text:span></text:span></text:p>
      <text:p text:style-name="P2"><text:span text:style-name="Source_20_Text"><text:span text:style-name="T14"><text:s text:c="4"/>loanno INT PRIMARY KEY,</text:span></text:span></text:p>
      <text:p text:style-name="P2"><text:span text:style-name="Source_20_Text"><text:span text:style-name="T14"><text:s text:c="4"/>cname VARCHAR(50),</text:span></text:span></text:p>
      <text:p text:style-name="P2"><text:span text:style-name="Source_20_Text"><text:span text:style-name="T14"><text:s text:c="4"/>bname VARCHAR(50),</text:span></text:span></text:p>
      <text:p text:style-name="P2"><text:span text:style-name="Source_20_Text"><text:span text:style-name="T14"><text:s text:c="4"/>amount DECIMAL(15, 2),</text:span></text:span></text:p>
      <text:p text:style-name="P2"><text:span text:style-name="Source_20_Text"><text:span text:style-name="T14"><text:s text:c="4"/>FOREIGN KEY (cname) REFERENCES Customers(cname),</text:span></text:span></text:p>
      <text:p text:style-name="P2"><text:span text:style-name="Source_20_Text"><text:span text:style-name="T14"><text:s text:c="4"/>FOREIGN KEY (bname) REFERENCES Branch(bname)</text:span></text:span></text:p>
      <text:p text:style-name="P2"><text:span text:style-name="Source_20_Text"><text:span text:style-name="T14">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INSERT INTO Branch (bname, city) VALUES</text:span></text:span></text:p>
      <text:p text:style-name="P2"><text:span text:style-name="Source_20_Text"><text:span text:style-name="T14">('Perryridge', 'New York'),</text:span></text:span></text:p>
      <text:p text:style-name="P2"><text:span text:style-name="Source_20_Text"><text:span text:style-name="T14">('Brookfield', 'Chicago'),</text:span></text:span></text:p>
      <text:p text:style-name="P2"><text:span text:style-name="Source_20_Text"><text:span text:style-name="T14">('Riverside', 'Los Angeles'),</text:span></text:span></text:p>
      <text:p text:style-name="P2"><text:span text:style-name="Source_20_Text"><text:span text:style-name="T14">('Karolbagh', 'Delhi'),</text:span></text:span></text:p>
      <text:p text:style-name="P2"><text:span text:style-name="Source_20_Text"><text:span text:style-name="T14">('Downtown', 'Bombay'),</text:span></text:span></text:p>
      <text:p text:style-name="P2"><text:span text:style-name="Source_20_Text"><text:span text:style-name="T14">('Nagpur_Branch', 'Nagpur'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INSERT INTO Customers (cname, city) VALUES</text:span></text:span></text:p>
      <text:p text:style-name="P2"><text:span text:style-name="Source_20_Text"><text:span text:style-name="T14">('Anil', 'Pune'),</text:span></text:span></text:p>
      <text:p text:style-name="P2"><text:span text:style-name="Source_20_Text"><text:span text:style-name="T14">('John', 'Chicago'),</text:span></text:span></text:p>
      <text:p text:style-name="P2"><text:span text:style-name="Source_20_Text"><text:span text:style-name="T14">('Sarah', 'Los Angeles'),</text:span></text:span></text:p>
      <text:p text:style-name="P2"><text:span text:style-name="Source_20_Text"><text:span text:style-name="T14">('Jake', 'Chicago'),</text:span></text:span></text:p>
      <text:p text:style-name="P2"><text:span text:style-name="Source_20_Text"><text:span text:style-name="T14">('Emily', 'Mumbai'),</text:span></text:span></text:p>
      <text:p text:style-name="P2"><text:span text:style-name="Source_20_Text"><text:span text:style-name="T14">('Nina', 'Bombay'),</text:span></text:span></text:p>
      <text:p text:style-name="P2"><text:span text:style-name="Source_20_Text"><text:span text:style-name="T14">('Sunil', 'Pune'),</text:span></text:span></text:p>
      <text:p text:style-name="P2"><text:soft-page-break/><text:span text:style-name="Source_20_Text"><text:span text:style-name="T14">('Ravi', 'Nagpur'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INSERT INTO Deposit (actno, cname, bname, amount, adate) VALUES</text:span></text:span></text:p>
      <text:p text:style-name="P2"><text:span text:style-name="Source_20_Text"><text:span text:style-name="T14">(101, 'Anil', 'Perryridge', 5500.00, '1996-12-15'),</text:span></text:span></text:p>
      <text:p text:style-name="P2"><text:span text:style-name="Source_20_Text"><text:span text:style-name="T14">(102, 'John', 'Brookfield', 3000.00, '1997-01-10'),</text:span></text:span></text:p>
      <text:p text:style-name="P2"><text:span text:style-name="Source_20_Text"><text:span text:style-name="T14">(103, 'Sarah', 'Riverside', 4000.00, '1996-11-25'),</text:span></text:span></text:p>
      <text:p text:style-name="P2"><text:span text:style-name="Source_20_Text"><text:span text:style-name="T14">(104, 'Jake', 'Brookfield', 6000.00, '1997-02-17'),</text:span></text:span></text:p>
      <text:p text:style-name="P2"><text:span text:style-name="Source_20_Text"><text:span text:style-name="T14">(105, 'Emily', 'Perryridge', 3500.00, '1996-12-10'),</text:span></text:span></text:p>
      <text:p text:style-name="P2"><text:span text:style-name="Source_20_Text"><text:span text:style-name="T14">(106, 'Nina', 'Downtown', 7000.00, '1997-03-20'),</text:span></text:span></text:p>
      <text:p text:style-name="P2"><text:span text:style-name="Source_20_Text"><text:span text:style-name="T14">(107, 'Sunil', 'Nagpur_Branch', 2000.00, '1996-09-01');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INSERT INTO Borrow (loanno, cname, bname, amount) VALUES</text:span></text:span></text:p>
      <text:p text:style-name="P2"><text:span text:style-name="Source_20_Text"><text:span text:style-name="T14">(201, 'Anil', 'Perryridge', 10000.00),</text:span></text:span></text:p>
      <text:p text:style-name="P2"><text:span text:style-name="Source_20_Text"><text:span text:style-name="T14">(202, 'John', 'Brookfield', 15000.00),</text:span></text:span></text:p>
      <text:p text:style-name="P2"><text:span text:style-name="Source_20_Text"><text:span text:style-name="T14">(203, 'Sarah', 'Riverside', 20000.00),</text:span></text:span></text:p>
      <text:p text:style-name="P2"><text:span text:style-name="Source_20_Text"><text:span text:style-name="T14">(204, 'Jake', 'Brookfield', 5000.00),</text:span></text:span></text:p>
      <text:p text:style-name="P2"><text:span text:style-name="Source_20_Text"><text:span text:style-name="T14">(205, 'Emily', 'Perryridge', 8000.00),</text:span></text:span></text:p>
      <text:p text:style-name="P2"><text:span text:style-name="Source_20_Text"><text:span text:style-name="T14">(206, 'Sunil', 'Nagpur_Branch', 5000.00);</text:span></text:span></text:p>
      <text:p text:style-name="P2"><text:span text:style-name="Source_20_Text"><text:span text:style-name="T7"/></text:span></text:p>
      <text:p text:style-name="P2"><text:span text:style-name="Source_20_Text"><text:span text:style-name="T7">1. Display customer name living in the city </text:span></text:span><text:span text:style-name="Source_20_Text"><text:span text:style-name="T16">Bombay</text:span></text:span><text:span text:style-name="Source_20_Text"><text:span text:style-name="T7"> and branch city </text:span></text:span><text:span text:style-name="Source_20_Text"><text:span text:style-name="T16">Nagpur</text:span></text:span><text:span text:style-name="Source_20_Text"><text:span text:style-name="T7">.</text:span></text:span></text:p>
      <text:p text:style-name="P2"><text:span text:style-name="Source_20_Text"><text:span text:style-name="T14">SELECT DISTINCT d.cname</text:span></text:span></text:p>
      <text:p text:style-name="P2"><text:span text:style-name="Source_20_Text"><text:span text:style-name="T14">FROM Deposit d</text:span></text:span></text:p>
      <text:p text:style-name="P2"><text:span text:style-name="Source_20_Text"><text:span text:style-name="T14">JOIN Branch b ON d.bname = b.bname</text:span></text:span></text:p>
      <text:p text:style-name="P2"><text:span text:style-name="Source_20_Text"><text:span text:style-name="T14">JOIN Customers c ON d.cname = c.cname</text:span></text:span></text:p>
      <text:p text:style-name="P2"><text:span text:style-name="Source_20_Text"><text:span text:style-name="T14">WHERE c.city = 'Bombay' AND b.city = 'Nagpur';</text:span></text:span></text:p>
      <text:p text:style-name="P2"><text:span text:style-name="Source_20_Text"><text:span text:style-name="T14"/></text:span></text:p>
      <text:p text:style-name="P2"><text:span text:style-name="Source_20_Text"><text:span text:style-name="T7">2. Display customer name having the same living city as their branch city</text:span></text:span></text:p>
      <text:p text:style-name="P2"><text:span text:style-name="Source_20_Text"><text:span text:style-name="T14">SELECT DISTINCT c.cname</text:span></text:span></text:p>
      <text:p text:style-name="P2"><text:span text:style-name="Source_20_Text"><text:span text:style-name="T14">FROM Deposit d</text:span></text:span></text:p>
      <text:p text:style-name="P2"><text:span text:style-name="Source_20_Text"><text:span text:style-name="T14">JOIN Branch b ON d.bname = b.bname</text:span></text:span></text:p>
      <text:p text:style-name="P2"><text:span text:style-name="Source_20_Text"><text:span text:style-name="T14">JOIN Customers c ON d.cname = c.cname</text:span></text:span></text:p>
      <text:p text:style-name="P2"><text:span text:style-name="Source_20_Text"><text:span text:style-name="T14">WHERE c.city = b.city;</text:span></text:span></text:p>
      <text:p text:style-name="P2"><text:span text:style-name="Source_20_Text"><text:span text:style-name="T14"/></text:span></text:p>
      <text:p text:style-name="P2"><text:span text:style-name="Source_20_Text"><text:span text:style-name="T7">3. Display customer name who are borrowers as well as depositors and living in city </text:span></text:span><text:span text:style-name="Source_20_Text"><text:span text:style-name="T16">Nagpur</text:span></text:span></text:p>
      <text:p text:style-name="P2"><text:span text:style-name="Source_20_Text"><text:span text:style-name="T14">SELECT DISTINCT c.cname</text:span></text:span></text:p>
      <text:p text:style-name="P2"><text:span text:style-name="Source_20_Text"><text:span text:style-name="T14">FROM Customers c</text:span></text:span></text:p>
      <text:p text:style-name="P2"><text:span text:style-name="Source_20_Text"><text:span text:style-name="T14">JOIN Deposit d ON c.cname = d.cname</text:span></text:span></text:p>
      <text:p text:style-name="P2"><text:span text:style-name="Source_20_Text"><text:span text:style-name="T14">JOIN Borrow b ON c.cname = b.cname</text:span></text:span></text:p>
      <text:p text:style-name="P2"><text:span text:style-name="Source_20_Text"><text:span text:style-name="T14">WHERE c.city = 'Nagpur';</text:span></text:span></text:p>
      <text:p text:style-name="P2"><text:span text:style-name="Source_20_Text"><text:span text:style-name="T14"/></text:span></text:p>
      <text:p text:style-name="P6">4. Display borrower names having deposit amount greater than 1000 and loan amount greater than 2000.</text:p>
      <text:p text:style-name="P9">SELECT DISTINCT b.cname</text:p>
      <text:p text:style-name="P9">FROM Borrow b</text:p>
      <text:p text:style-name="P9">JOIN Deposit d ON b.cname = d.cname</text:p>
      <text:p text:style-name="P9">WHERE d.amount &gt; 1000 AND b.amount &gt; 2000;</text:p>
      <text:p text:style-name="P9"/>
      <text:p text:style-name="P7">5. Display customer name living in the city where the branch of depositor <text:span text:style-name="Source_20_Text">Sunil</text:span> is located.4</text:p>
      <text:p text:style-name="P9">SELECT c.cname</text:p>
      <text:p text:style-name="P9">FROM Customers c</text:p>
      <text:p text:style-name="P9">JOIN Deposit d ON c.cname = d.cname</text:p>
      <text:p text:style-name="P9">JOIN Branch b ON d.bname = b.bname</text:p>
      <text:p text:style-name="P9">WHERE d.cname = 'Sunil' AND c.city = b.city;</text:p>
      <text:p text:style-name="P9"/>
      <text:p text:style-name="P7">6. Create an index on the <text:span text:style-name="Source_20_Text">Deposit</text:span> table</text:p>
      <text:p text:style-name="P9">CREATE INDEX idx_deposit_amount ON Deposit(amount);</text:p>
      <text:p text:style-name="P9"/>
      <text:p text:style-name="P11">13) Create the following tables.</text:p>
      <text:p text:style-name="P12"><text:tab/>1)PUBLISHER( PID , PNAME ,ADDRESS ,STATE ,PHONE ,EMAILID );</text:p>
      <text:p text:style-name="P12"><text:tab/>2)BOOK( ISBN ,BOOK_TITLE , CATEGORY , PRICE , COPYRIGHT_DATE , <text:tab/>YEAR ,PAGE_COUNT ,PID );</text:p>
      <text:p text:style-name="P12"><text:tab/>3) AUTHOR(AID,ANAME,STATE,CITY ,ZIP,PHONE,URL )</text:p>
      <text:p text:style-name="P12"><text:tab/>4) AUTHOR_BOOK(AID,ISBN);</text:p>
      <text:p text:style-name="P12"><text:tab/>5) REVIEW(RID,ISBN,RATING);</text:p>
      <text:p text:style-name="P12">Solve following queries by SQL</text:p>
      <text:p text:style-name="P12">1. Retrieve city, phone, url of author whose name is ‘CHETAN BHAGAT’.</text:p>
      <text:p text:style-name="P12">2. Retrieve book title, reviewable id and rating of all books.</text:p>
      <text:p text:style-name="P12">3. Retrieve book title, price, author name and url for publishers ‘MEHTA’.</text:p>
      <text:p text:style-name="P12">4. In a PUBLISHER relation change the phone number of ‘MEHTA’ to 123456</text:p>
      <text:p text:style-name="P12">5. Calculate and display the average, maximum, minimum price of each publisher.</text:p>
      <text:p text:style-name="P12">6. Delete details of all books having a page count less than 100.</text:p>
      <text:p text:style-name="P12">7. Retrieve details of all authors residing in city Pune and whose name begins with character ‘C’.</text:p>
      <text:p text:style-name="P12">8. Retrieve details of authors residing in same city as ‘Korth’.</text:p>
      <text:p text:style-name="P12">9. Create a procedure to update the value of page count of a book of given ISBN.</text:p>
      <text:p text:style-name="P12">10. Create a function that returns the price of book with a given ISBN.</text:p>
      <text:p text:style-name="P12"/>
      <text:p text:style-name="P10">-- Create PUBLISHER Table</text:p>
      <text:p text:style-name="P10">CREATE TABLE PUBLISHER (</text:p>
      <text:p text:style-name="P10"><text:s text:c="4"/>PID INT PRIMARY KEY,</text:p>
      <text:p text:style-name="P10"><text:s text:c="4"/>PNAME VARCHAR(100),</text:p>
      <text:p text:style-name="P10"><text:s text:c="4"/>ADDRESS VARCHAR(255),</text:p>
      <text:p text:style-name="P10"><text:s text:c="4"/>STATE VARCHAR(50),</text:p>
      <text:p text:style-name="P10"><text:s text:c="4"/>PHONE VARCHAR(15),</text:p>
      <text:p text:style-name="P10"><text:s text:c="4"/>EMAILID VARCHAR(100)</text:p>
      <text:p text:style-name="P10">);</text:p>
      <text:p text:style-name="P10"/>
      <text:p text:style-name="P10">-- Create BOOK Table</text:p>
      <text:p text:style-name="P10">CREATE TABLE BOOK (</text:p>
      <text:p text:style-name="P10"><text:s text:c="4"/>ISBN INT PRIMARY KEY,</text:p>
      <text:p text:style-name="P10"><text:s text:c="4"/>BOOK_TITLE VARCHAR(255),</text:p>
      <text:p text:style-name="P10"><text:s text:c="4"/>CATEGORY VARCHAR(50),</text:p>
      <text:p text:style-name="P10"><text:s text:c="4"/>PRICE DECIMAL(10, 2),</text:p>
      <text:p text:style-name="P10"><text:s text:c="4"/>COPYRIGHT_DATE DATE,</text:p>
      <text:p text:style-name="P10"><text:s text:c="4"/>YEAR INT,</text:p>
      <text:p text:style-name="P10"><text:s text:c="4"/>PAGE_COUNT INT,</text:p>
      <text:p text:style-name="P10"><text:s text:c="4"/>PID INT,</text:p>
      <text:p text:style-name="P10"><text:s text:c="4"/>FOREIGN KEY (PID) REFERENCES PUBLISHER(PID)</text:p>
      <text:p text:style-name="P10">);</text:p>
      <text:p text:style-name="P10"/>
      <text:p text:style-name="P10">-- Create AUTHOR Table</text:p>
      <text:p text:style-name="P10">CREATE TABLE AUTHOR (</text:p>
      <text:p text:style-name="P10"><text:s text:c="4"/>AID INT PRIMARY KEY,</text:p>
      <text:p text:style-name="P10"><text:s text:c="4"/>ANAME VARCHAR(100),</text:p>
      <text:p text:style-name="P10"><text:s text:c="4"/>STATE VARCHAR(50),</text:p>
      <text:p text:style-name="P10"><text:s text:c="4"/>CITY VARCHAR(50),</text:p>
      <text:p text:style-name="P10"><text:s text:c="4"/>ZIP VARCHAR(10),</text:p>
      <text:p text:style-name="P10"><text:s text:c="4"/>PHONE VARCHAR(15),</text:p>
      <text:p text:style-name="P10"><text:s text:c="4"/>URL VARCHAR(100)</text:p>
      <text:p text:style-name="P10">);</text:p>
      <text:p text:style-name="P10"/>
      <text:p text:style-name="P10">-- Create AUTHOR_BOOK Table (many-to-many relationship between AUTHOR and BOOK)</text:p>
      <text:p text:style-name="P10">CREATE TABLE AUTHOR_BOOK (</text:p>
      <text:p text:style-name="P10"><text:s text:c="4"/>AID INT,</text:p>
      <text:p text:style-name="P10"><text:s text:c="4"/>ISBN INT,</text:p>
      <text:p text:style-name="P10"><text:s text:c="4"/>PRIMARY KEY (AID, ISBN),</text:p>
      <text:p text:style-name="P10"><text:s text:c="4"/>FOREIGN KEY (AID) REFERENCES AUTHOR(AID),</text:p>
      <text:p text:style-name="P10"><text:s text:c="4"/>FOREIGN KEY (ISBN) REFERENCES BOOK(ISBN)</text:p>
      <text:p text:style-name="P10">);</text:p>
      <text:p text:style-name="P10"/>
      <text:p text:style-name="P10">-- Create REVIEW Table</text:p>
      <text:p text:style-name="P10">CREATE TABLE REVIEW (</text:p>
      <text:p text:style-name="P10"><text:s text:c="4"/>RID INT PRIMARY KEY,</text:p>
      <text:p text:style-name="P10"><text:s text:c="4"/>ISBN INT,</text:p>
      <text:p text:style-name="P10"><text:s text:c="4"/>RATING DECIMAL(3, 2),</text:p>
      <text:p text:style-name="P10"><text:s text:c="4"/>FOREIGN KEY (ISBN) REFERENCES BOOK(ISBN)</text:p>
      <text:p text:style-name="P10">);</text:p>
      <text:p text:style-name="P10"><text:soft-page-break/>INSERT INTO PUBLISHER (PID, PNAME, ADDRESS, STATE, PHONE, EMAILID) VALUES</text:p>
      <text:p text:style-name="P10">(1, 'MEHTA', '123 Mehta Street, Mumbai', 'Maharashtra', '9876543210', 'mehta@publisher.com'),</text:p>
      <text:p text:style-name="P10">(2, 'RANDOM HOUSE', '456 Random Lane, Delhi', 'Delhi', '9123456789', <text:a xlink:type="simple" xlink:href="mailto:'random@house.com" text:style-name="Internet_20_link" text:visited-style-name="Visited_20_Internet_20_Link">'random@house.com</text:a>');</text:p>
      <text:p text:style-name="P10"/>
      <text:p text:style-name="P10">INSERT INTO BOOK (ISBN, BOOK_TITLE, CATEGORY, PRICE, COPYRIGHT_DATE, YEAR, PAGE_COUNT, PID) VALUES</text:p>
      <text:p text:style-name="P10">(101, 'The Alchemist', 'Fiction', 299.99, '1998-11-01', 1998, 200, 1),</text:p>
      <text:p text:style-name="P10">(102, 'The 3 Mistakes of My Life', 'Fiction', 399.99, '2008-06-15', 2008, 300, 1),</text:p>
      <text:p text:style-name="P10">(103, 'Becoming', 'Biography', 499.99, '2018-11-13', 2018, 450, 2),</text:p>
      <text:p text:style-name="P10">(104, 'Sapiens', 'Non-fiction', 799.99, '2014-02-15', 2014, 500, 2);</text:p>
      <text:p text:style-name="P10"/>
      <text:p text:style-name="P10">INSERT INTO AUTHOR (AID, ANAME, STATE, CITY, ZIP, PHONE, URL) VALUES</text:p>
      <text:p text:style-name="P10">(1, 'CHETAN BHAGAT', 'Maharashtra', 'Mumbai', '400001', '9876543210', 'www.chetanbhagat.com'),</text:p>
      <text:p text:style-name="P10">(2, 'HARUKI MURAKAMI', 'Tokyo', 'Tokyo', '100-0001', '9123456789', '<text:a xlink:type="simple" xlink:href="http://www.harukimurakami.com/" text:style-name="Internet_20_link" text:visited-style-name="Visited_20_Internet_20_Link">www.harukimurakami.com</text:a>');</text:p>
      <text:p text:style-name="P10"/>
      <text:p text:style-name="P10">INSERT INTO AUTHOR_BOOK (AID, ISBN) VALUES</text:p>
      <text:p text:style-name="P10">(1, 101), <text:s/>-- Chetan Bhagat wrote 'The Alchemist'</text:p>
      <text:p text:style-name="P10">(1, 102), <text:s/>-- Chetan Bhagat wrote 'The 3 Mistakes of My Life'</text:p>
      <text:p text:style-name="P10">(2, 103); <text:s/>-- Haruki Murakami wrote 'Becoming'</text:p>
      <text:p text:style-name="P10"/>
      <text:p text:style-name="P10">INSERT INTO REVIEW (RID, ISBN, RATING) VALUES</text:p>
      <text:p text:style-name="P10">(1, 101, 4.5),</text:p>
      <text:p text:style-name="P10">(2, 102, 3.8),</text:p>
      <text:p text:style-name="P10">(3, 103, 4.9);</text:p>
      <text:p text:style-name="P10"/>
      <text:p text:style-name="P8">1. Retrieve city, phone, and URL of author whose name is 'CHETAN BHAGAT'.</text:p>
      <text:p text:style-name="P10">SELECT CITY, PHONE, URL</text:p>
      <text:p text:style-name="P10">FROM AUTHOR</text:p>
      <text:p text:style-name="P10">WHERE ANAME = 'CHETAN BHAGAT';</text:p>
      <text:p text:style-name="P10"/>
      <text:p text:style-name="P8">2. Retrieve book title, reviewable id, and rating of all books.</text:p>
      <text:p text:style-name="P10">SELECT B.BOOK_TITLE, R.RID, R.RATING</text:p>
      <text:p text:style-name="P10">FROM BOOK B</text:p>
      <text:p text:style-name="P10">JOIN REVIEW R ON B.ISBN = R.ISBN;</text:p>
      <text:p text:style-name="P10"/>
      <text:p text:style-name="P8">3. Retrieve book title, price, author name, and URL for publishers ‘MEHTA’</text:p>
      <text:p text:style-name="P10">SELECT B.BOOK_TITLE, B.PRICE, A.ANAME, A.URL</text:p>
      <text:p text:style-name="P10">FROM BOOK B</text:p>
      <text:p text:style-name="P10">JOIN AUTHOR_BOOK AB ON B.ISBN = AB.ISBN</text:p>
      <text:p text:style-name="P10">JOIN AUTHOR A ON AB.AID = A.AID</text:p>
      <text:p text:style-name="P10">JOIN PUBLISHER P ON B.PID = P.PID</text:p>
      <text:p text:style-name="P10">WHERE P.PNAME = 'MEHTA';</text:p>
      <text:p text:style-name="P10"/>
      <text:p text:style-name="P8">4. In a PUBLISHER relation, change the phone number of 'MEHTA' to 123456.</text:p>
      <text:p text:style-name="P10">UPDATE PUBLISHER</text:p>
      <text:p text:style-name="P10">SET PHONE = '123456'</text:p>
      <text:p text:style-name="P10">WHERE PNAME = 'MEHTA';</text:p>
      <text:p text:style-name="P10"/>
      <text:p text:style-name="P8">5. Calculate and display the average, maximum, and minimum price of each publisher</text:p>
      <text:p text:style-name="P10">SELECT P.PNAME, </text:p>
      <text:p text:style-name="P10"><text:s text:c="7"/>AVG(B.PRICE) AS AVG_PRICE, </text:p>
      <text:p text:style-name="P10"><text:s text:c="7"/>MAX(B.PRICE) AS MAX_PRICE, </text:p>
      <text:p text:style-name="P10"><text:s text:c="7"/>MIN(B.PRICE) AS MIN_PRICE</text:p>
      <text:p text:style-name="P10">FROM PUBLISHER P</text:p>
      <text:p text:style-name="P10">JOIN BOOK B ON P.PID = B.PID</text:p>
      <text:p text:style-name="P10">GROUP BY P.PNAME;</text:p>
      <text:p text:style-name="P10"/>
      <text:p text:style-name="P8">6. Delete details of all books having a page count less than 100.</text:p>
      <text:p text:style-name="P10">DELETE FROM BOOK</text:p>
      <text:p text:style-name="P10">WHERE PAGE_COUNT &lt; 100;</text:p>
      <text:p text:style-name="P10"/>
      <text:p text:style-name="P8">7. Retrieve details of all authors residing in city 'Pune' and whose name begins with character ‘C’.</text:p>
      <text:p text:style-name="P10">SELECT * </text:p>
      <text:p text:style-name="P10">FROM AUTHOR </text:p>
      <text:p text:style-name="P10">WHERE CITY = 'Pune' AND ANAME LIKE 'C%';</text:p>
      <text:p text:style-name="P10"/>
      <text:p text:style-name="P8">8. Retrieve details of authors residing in the same city as 'Korth'</text:p>
      <text:p text:style-name="P10">SELECT * </text:p>
      <text:p text:style-name="P10">FROM AUTHOR</text:p>
      <text:p text:style-name="P10">WHERE CITY = (SELECT CITY FROM AUTHOR WHERE CITY = 'Korth');</text:p>
      <text:p text:style-name="P10"/>
      <text:p text:style-name="P8">9. Create a procedure to update the value of page count of a book with a given ISBN</text:p>
      <text:p text:style-name="P10">DELIMITER $$</text:p>
      <text:p text:style-name="P10"/>
      <text:p text:style-name="P10">CREATE PROCEDURE UpdatePageCount(IN book_isbn INT, IN new_page_count INT)</text:p>
      <text:p text:style-name="P10">BEGIN</text:p>
      <text:p text:style-name="P10"><text:s text:c="4"/>UPDATE BOOK</text:p>
      <text:p text:style-name="P10"><text:s text:c="4"/>SET PAGE_COUNT = new_page_count</text:p>
      <text:p text:style-name="P10"><text:s text:c="4"/>WHERE ISBN = book_isbn;</text:p>
      <text:p text:style-name="P10">END $$</text:p>
      <text:p text:style-name="P10"><text:soft-page-break/></text:p>
      <text:p text:style-name="P10">DELIMITER ;</text:p>
      <text:p text:style-name="P10"/>
      <text:p text:style-name="P8">10. Create a function that returns the price of a book with a given ISBN</text:p>
      <text:p text:style-name="P10">DELIMITER $$</text:p>
      <text:p text:style-name="P10"/>
      <text:p text:style-name="P10">CREATE FUNCTION GetBookPrice(book_isbn INT) </text:p>
      <text:p text:style-name="P10">RETURNS DECIMAL(10,2)</text:p>
      <text:p text:style-name="P10">BEGIN</text:p>
      <text:p text:style-name="P10"><text:s text:c="4"/>DECLARE book_price DECIMAL(10,2);</text:p>
      <text:p text:style-name="P10"><text:s text:c="4"/>SELECT PRICE INTO book_price</text:p>
      <text:p text:style-name="P10"><text:s text:c="4"/>FROM BOOK</text:p>
      <text:p text:style-name="P10"><text:s text:c="4"/>WHERE ISBN = book_isbn;</text:p>
      <text:p text:style-name="P10"><text:s text:c="4"/>RETURN book_price;</text:p>
      <text:p text:style-name="P10">END $$</text:p>
      <text:p text:style-name="P10"/>
      <text:p text:style-name="P10">DELIMITER 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e" svg:font-family="'Liberation See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8:47:34.183202971</meta:creation-date>
    <dc:date>2024-11-09T09:11:43.524935952</dc:date>
    <meta:editing-duration>PT24M7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11" meta:paragraph-count="532" meta:word-count="2602" meta:character-count="18097" meta:non-whitespace-character-count="15540"/>
  </office:meta>
</office:document-meta>
</file>